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Βασικό" style:family="paragraph">
      <style:paragraph-properties fo:text-align="center"/>
    </style:style>
    <style:style style:name="P3" style:parent-style-name="Βασικό" style:family="paragraph">
      <style:paragraph-properties fo:text-align="center"/>
    </style:style>
    <style:style style:name="T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6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7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8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9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0" style:parent-style-name="Βασικό" style:family="paragraph">
      <style:paragraph-properties fo:text-align="center"/>
    </style:style>
    <style:style style:name="T11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12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P14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5" style:parent-style-name="Βασικό" style:family="paragraph">
      <style:paragraph-properties fo:text-align="center"/>
    </style:style>
    <style:style style:name="T16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17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18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19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0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P21" style:parent-style-name="Βασικό" style:family="paragraph">
      <style:paragraph-properties fo:text-align="center"/>
    </style:style>
    <style:style style:name="T22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3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4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P25" style:parent-style-name="Βασικό" style:family="paragraph">
      <style:paragraph-properties fo:text-align="center"/>
    </style:style>
    <style:style style:name="T26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7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P28" style:parent-style-name="Βασικό" style:family="paragraph">
      <style:paragraph-properties fo:text-align="center"/>
    </style:style>
    <style:style style:name="T29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0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1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2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3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4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5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T36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P37" style:parent-style-name="Βασικό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38" style:parent-style-name="Βασικό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39" style:parent-style-name="Βασικό" style:family="paragraph">
      <style:text-properties fo:font-size="12pt" style:font-size-asian="12pt" style:font-size-complex="12pt" fo:language="el" fo:country="GR"/>
    </style:style>
    <style:style style:name="P40" style:parent-style-name="Βασικό" style:family="paragraph">
      <style:text-properties fo:font-size="12pt" style:font-size-asian="12pt" style:font-size-complex="12pt" fo:language="el" fo:country="GR"/>
    </style:style>
    <style:style style:name="P41" style:parent-style-name="Βασικό" style:family="paragraph">
      <style:text-properties fo:font-size="12pt" style:font-size-asian="12pt" style:font-size-complex="12pt" fo:language="el" fo:country="GR"/>
    </style:style>
    <style:style style:name="P42" style:parent-style-name="Βασικό" style:family="paragraph">
      <style:text-properties fo:font-size="12pt" style:font-size-asian="12pt" style:font-size-complex="12pt" fo:language="el" fo:country="GR"/>
    </style:style>
    <style:style style:name="P43" style:parent-style-name="Βασικό" style:family="paragraph">
      <style:text-properties fo:font-size="12pt" style:font-size-asian="12pt" style:font-size-complex="12pt" fo:language="el" fo:country="GR"/>
    </style:style>
    <style:style style:name="P44" style:parent-style-name="Βασικό" style:family="paragraph">
      <style:text-properties fo:font-size="12pt" style:font-size-asian="12pt" style:font-size-complex="12pt" fo:language="el" fo:country="GR"/>
    </style:style>
    <style:style style:name="P45" style:parent-style-name="Βασικό" style:family="paragraph">
      <style:text-properties fo:font-size="12pt" style:font-size-asian="12pt" style:font-size-complex="12pt" fo:language="el" fo:country="GR"/>
    </style:style>
    <style:style style:name="P46" style:parent-style-name="Παράγραφοςλίστας" style:list-style-name="LFO1" style:family="paragraph"/>
    <style:style style:name="T47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48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49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50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51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52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53" style:parent-style-name="Προεπιλεγμένηγραμματοσειρά" style:family="text">
      <style:text-properties fo:font-size="12pt" style:font-size-asian="12pt" style:font-size-complex="12pt"/>
    </style:style>
    <style:style style:name="T54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55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56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57" style:parent-style-name="Προεπιλεγμένηγραμματοσειρά" style:family="text">
      <style:text-properties fo:font-size="12pt" style:font-size-asian="12pt" style:font-size-complex="12pt"/>
    </style:style>
    <style:style style:name="T58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59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60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61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62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63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64" style:parent-style-name="Παράγραφοςλίστας" style:family="paragraph">
      <style:text-properties fo:font-size="12pt" style:font-size-asian="12pt" style:font-size-complex="12pt"/>
    </style:style>
    <style:style style:name="P65" style:parent-style-name="Παράγραφοςλίστας" style:list-style-name="LFO1" style:family="paragraph"/>
    <style:style style:name="T66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67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68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69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70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71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72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73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74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75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/>
    </style:style>
    <style:style style:name="T76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77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78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79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80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81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82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83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84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85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86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87" style:parent-style-name="Παράγραφοςλίστας" style:family="paragraph">
      <style:text-properties fo:font-size="12pt" style:font-size-asian="12pt" style:font-size-complex="12pt" fo:language="el" fo:country="GR"/>
    </style:style>
    <style:style style:name="P88" style:parent-style-name="Παράγραφοςλίστας" style:list-style-name="LFO1" style:family="paragraph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89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90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91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92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93" style:parent-style-name="Προεπιλεγμένηγραμματοσειρά" style:family="text">
      <style:text-properties fo:font-size="12pt" style:font-size-asian="12pt" style:font-size-complex="12pt"/>
    </style:style>
    <style:style style:name="T94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95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96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97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98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99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100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101" style:parent-style-name="Παράγραφοςλίστας" style:family="paragraph">
      <style:text-properties fo:font-size="12pt" style:font-size-asian="12pt" style:font-size-complex="12pt" fo:language="el" fo:country="GR"/>
    </style:style>
    <style:style style:name="P102" style:parent-style-name="Παράγραφοςλίστας" style:family="paragraph">
      <style:text-properties fo:font-size="12pt" style:font-size-asian="12pt" style:font-size-complex="12pt" fo:language="el" fo:country="GR"/>
    </style:style>
    <style:style style:name="P103" style:parent-style-name="Παράγραφοςλίστας" style:list-style-name="LFO1" style:family="paragraph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104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105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106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107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108" style:parent-style-name="Παράγραφοςλίστας" style:family="paragraph">
      <style:text-properties fo:font-size="12pt" style:font-size-asian="12pt" style:font-size-complex="12pt" fo:language="el" fo:country="GR"/>
    </style:style>
    <style:style style:name="T109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110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111" style:parent-style-name="Παράγραφοςλίστας" style:family="paragraph">
      <style:text-properties fo:font-size="12pt" style:font-size-asian="12pt" style:font-size-complex="12pt" fo:language="el" fo:country="GR"/>
    </style:style>
    <style:style style:name="P112" style:parent-style-name="Παράγραφοςλίστας" style:family="paragraph">
      <style:text-properties fo:font-size="12pt" style:font-size-asian="12pt" style:font-size-complex="12pt" fo:language="el" fo:country="GR"/>
    </style:style>
    <style:style style:name="T113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114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115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116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117" style:parent-style-name="Παράγραφοςλίστας" style:family="paragraph">
      <style:text-properties fo:font-size="12pt" style:font-size-asian="12pt" style:font-size-complex="12pt" fo:language="el" fo:country="GR"/>
    </style:style>
    <style:style style:name="P118" style:parent-style-name="Παράγραφοςλίστας" style:family="paragraph">
      <style:text-properties fo:font-size="12pt" style:font-size-asian="12pt" style:font-size-complex="12pt" fo:language="el" fo:country="GR"/>
    </style:style>
    <style:style style:name="P119" style:parent-style-name="Παράγραφοςλίστας" style:family="paragraph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P120" style:parent-style-name="Παράγραφοςλίστας" style:list-style-name="LFO1" style:family="paragraph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121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122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123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124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125" style:parent-style-name="Παράγραφοςλίστας" style:family="paragraph">
      <style:text-properties fo:font-size="12pt" style:font-size-asian="12pt" style:font-size-complex="12pt" fo:language="el" fo:country="GR"/>
    </style:style>
    <style:style style:name="T126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127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128" style:parent-style-name="Παράγραφοςλίστας" style:family="paragraph">
      <style:text-properties fo:font-size="12pt" style:font-size-asian="12pt" style:font-size-complex="12pt" fo:language="el" fo:country="GR"/>
    </style:style>
    <style:style style:name="P129" style:parent-style-name="Παράγραφοςλίστας" style:family="paragraph">
      <style:text-properties fo:font-size="12pt" style:font-size-asian="12pt" style:font-size-complex="12pt" fo:language="el" fo:country="GR"/>
    </style:style>
    <style:style style:name="T130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131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132" style:parent-style-name="Παράγραφοςλίστας" style:family="paragraph">
      <style:text-properties fo:font-size="12pt" style:font-size-asian="12pt" style:font-size-complex="12pt" fo:language="el" fo:country="GR"/>
    </style:style>
    <style:style style:name="T133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134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135" style:parent-style-name="Προεπιλεγμένηγραμματοσειρά" style:family="text">
      <style:text-properties fo:font-size="12pt" style:font-size-asian="12pt" style:font-size-complex="12pt" fo:language="el" fo:country="GR"/>
    </style:style>
  </office:automatic-styles>
  <office:body>
    <office:text text:use-soft-page-breaks="true">
      <text:p text:style-name="P1">Risk-assessment-v0.1</text:p>
      <text:p text:style-name="Βασικό"/>
      <text:p text:style-name="P2"/>
      <text:p text:style-name="P3"><text:span text:style-name="T4">PocketGuard</text:span></text:p>
      <text:p text:style-name="Βασικό"/>
      <text:p text:style-name="Βασικό"/>
      <text:p text:style-name="Βασικό"/>
      <text:p text:style-name="P5"/>
      <text:p text:style-name="P6"/>
      <text:p text:style-name="P7"/>
      <text:p text:style-name="P8"/>
      <text:p text:style-name="P9"/>
      <text:p text:style-name="P10"><text:span text:style-name="T11">ΜΕΛΗ</text:span><text:span text:style-name="T12"><text:s/></text:span><text:span text:style-name="T13">ΟΜΑΔΑΣ</text:span></text:p>
      <text:p text:style-name="P14"/>
      <text:p text:style-name="P15"><text:span text:style-name="T16">Μάκης</text:span><text:span text:style-name="T17"><text:s/></text:span><text:span text:style-name="T18">Χρήστος 1072620</text:span><text:span text:style-name="T19"><text:s/>5</text:span><text:span text:style-name="T20">ο</text:span></text:p>
      <text:p text:style-name="P21"><text:span text:style-name="T22">Σταυροπούλου Αικατερίνη 1064282</text:span><text:span text:style-name="T23"><text:tab/>7</text:span><text:span text:style-name="T24">ο</text:span></text:p>
      <text:p text:style-name="P25"><text:span text:style-name="T26">Νικολακόπουλος Αχιλλέας 1041834 10</text:span><text:span text:style-name="T27">ο</text:span></text:p>
      <text:p text:style-name="P28"><text:span text:style-name="T29">Γ</text:span><text:span text:style-name="T30">κόρο</text:span><text:span text:style-name="T31"><text:s/>Χ</text:span><text:span text:style-name="T32">ρυσοβαλάντης</text:span><text:span text:style-name="T33"><text:s/>1054356</text:span><text:span text:style-name="T34"><text:s/>8</text:span><text:span text:style-name="T35">ο</text:span><text:span text:style-name="T36"><text:s/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list text:style-name="LFO1" text:continue-numbering="true">
        <text:list-item>
          <text:p text:style-name="P46"><text:span text:style-name="T47">Αστοχία του προγράμματος στην αγορά</text:span><text:span text:style-name="T48">.</text:span></text:p>
        </text:list-item>
      </text:list>
      <text:p text:style-name="Παράγραφοςλίστας"><text:span text:style-name="T49">Πιθανότητα</text:span><text:span text:style-name="T50">: Μέτρια</text:span></text:p>
      <text:p text:style-name="Παράγραφοςλίστας"><text:span text:style-name="T51">Κόστος</text:span><text:span text:style-name="T52">: Μεγάλο, δεδομένου ότι έχουν γίνει έξοδα για τον σχεδιασμό και την</text:span><text:span text:style-name="T53"><text:s/></text:span><text:span text:style-name="T54">υλοποίηση του, τα οποία δεν αποσβέστηκαν</text:span></text:p>
      <text:p text:style-name="Παράγραφοςλίστας"><text:span text:style-name="T55">Τρωτότητα</text:span><text:span text:style-name="T56">: Δημιουργία προϊόντος που υπάρχει ήδη στην αγορά ή δεν υπάρχει</text:span><text:span text:style-name="T57"><text:s/></text:span><text:span text:style-name="T58">ζήτηση, ή/και ελλιπής διαφημιστική καμπάνια</text:span></text:p>
      <text:p text:style-name="Παράγραφοςλίστας"><text:span text:style-name="T59">Συνέπειες</text:span><text:span text:style-name="T60">: Λίγοι πελάτες -&gt; Οικονομική αποτυχία</text:span></text:p>
      <text:p text:style-name="Παράγραφοςλίστας"><text:span text:style-name="T61">Αντιμετώπιση</text:span><text:span text:style-name="T62">: Καλύτερη έρευνα αγοράς και πρόσληψη προσωπικού που</text:span></text:p>
      <text:p text:style-name="Παράγραφοςλίστας"><text:span text:style-name="T63">θα κάνει το προϊόν ελκυστικό, ανταγωνιστικό και γνωστό</text:span></text:p>
      <text:p text:style-name="P64"/>
      <text:list text:style-name="LFO1" text:continue-numbering="true">
        <text:list-item>
          <text:p text:style-name="P65"><text:span text:style-name="T66">Αστοχία</text:span><text:span text:style-name="T67"><text:s/></text:span><text:span text:style-name="T68">του</text:span><text:span text:style-name="T69"><text:s/></text:span><text:span text:style-name="T70">προγράμματος</text:span><text:span text:style-name="T71"><text:s/></text:span><text:span text:style-name="T72">σε</text:span><text:span text:style-name="T73"><text:s/></text:span><text:span text:style-name="T74">επίπεδο</text:span><text:span text:style-name="T75"><text:s/></text:span><text:span text:style-name="T76">κώδικα.</text:span></text:p>
        </text:list-item>
      </text:list>
      <text:p text:style-name="Παράγραφοςλίστας"><text:span text:style-name="T77">Πιθανότητα</text:span><text:span text:style-name="T78">: Μικρή</text:span></text:p>
      <text:p text:style-name="Παράγραφοςλίστας"><text:span text:style-name="T79">Κόστος</text:span><text:span text:style-name="T80">: Μέτριο, κυρίως λόγω της καθυστέρησης που θα οδηγήσει σε περαιτέρω έξοδα ή ακόμα και σε αλλαγή προσωπικού</text:span></text:p>
      <text:p text:style-name="Παράγραφοςλίστας"><text:span text:style-name="T81">Τρωτότητα</text:span><text:span text:style-name="T82">: Αποτυχία του προσωπικού να υλοποιήσει επαρκώς το πρόγραμμα είτε λόγω κακής αρχικής σχεδίασης, είτε λόγω έλλειψης εμπειρίας και γνώσεων</text:span></text:p>
      <text:p text:style-name="Παράγραφοςλίστας"><text:span text:style-name="T83">Συνέπειες</text:span><text:span text:style-name="T84">: Προϊόν που δεν είναι έτοιμο για την αγορά</text:span></text:p>
      <text:p text:style-name="Παράγραφοςλίστας"><text:span text:style-name="T85">Αντιμετώπιση</text:span><text:span text:style-name="T86">: Χρήση έμπειρων προγραμματιστών</text:span></text:p>
      <text:p text:style-name="P87"/>
      <text:list text:style-name="LFO1" text:continue-numbering="true">
        <text:list-item>
          <text:p text:style-name="P88">Έλλειψη συνεργασίας στην ομάδα.</text:p>
        </text:list-item>
      </text:list>
      <text:p text:style-name="Παράγραφοςλίστας"><text:span text:style-name="T89">Πιθανότητα</text:span><text:span text:style-name="T90">: Μέτρια</text:span></text:p>
      <text:p text:style-name="Παράγραφοςλίστας"><text:span text:style-name="T91">Κόστος</text:span><text:span text:style-name="T92">: Τεράστιο, μία ομάδα που δε μπορεί να συνεργαστεί, δεν πρόκειται να ολοκληρώσει ποτέ ένα κατάλληλο</text:span><text:span text:style-name="T93"><text:s/></text:span><text:span text:style-name="T94">για την αγορά έργο</text:span></text:p>
      <text:p text:style-name="Παράγραφοςλίστας"><text:span text:style-name="T95">Τρωτότητα</text:span><text:span text:style-name="T96">: Αδυναμία συνεννόησης λόγω απόστασης</text:span></text:p>
      <text:p text:style-name="Παράγραφοςλίστας"><text:span text:style-name="T97">Συνέπειες</text:span><text:span text:style-name="T98">: Σημαντική καθυστέρηση στην ολοκλήρωση του έργου</text:span></text:p>
      <text:p text:style-name="Παράγραφοςλίστας"><text:span text:style-name="T99">Αντιμετώπιση</text:span><text:span text:style-name="T100">: Χρήση συστημάτων τηλεδιάσκεψης συχνά καθώς και κατάλληλη επιλογή μεθόδου ανάπτυξης λογισμικού για καλύτερη διαχείριση και συνεννόηση</text:span></text:p>
      <text:p text:style-name="P101">της ομάδας</text:p>
      <text:p text:style-name="P102"/>
      <text:list text:style-name="LFO1" text:continue-numbering="true">
        <text:list-item>
          <text:p text:style-name="P103">Υπερβολικά φιλόδοξα χρονοδιαγράμματα.</text:p>
        </text:list-item>
      </text:list>
      <text:p text:style-name="Παράγραφοςλίστας"><text:span text:style-name="T104">Πιθανότητα</text:span><text:span text:style-name="T105">: Μεγάλη</text:span></text:p>
      <text:p text:style-name="Παράγραφοςλίστας"><text:span text:style-name="T106">Κόστος</text:span><text:span text:style-name="T107">: Μέτριο, κυρίως λόγω της καθυστέρησης, αλλά μπορεί να είναι μεγάλο,</text:span></text:p>
      <text:p text:style-name="P108">εξαρτώμενο από τον παράγοντα που οδήγησε στα κακά χρονοδιαγράμματα</text:p>
      <text:p text:style-name="Παράγραφοςλίστας"><text:span text:style-name="T109">Τρωτότητα</text:span><text:span text:style-name="T110">: Παράγοντες που δεν λήφθηκαν υπόψη στην αρχική εκτίμηση,</text:span></text:p>
      <text:p text:style-name="P111">απουσία προσωπικού, έλλειψη συνεννόησης, αστοχία κομματιού κώδικα που</text:p>
      <text:p text:style-name="P112">απαιτεί επανασχεδίαση</text:p>
      <text:p text:style-name="Παράγραφοςλίστας"><text:span text:style-name="T113">Συνέπειες</text:span><text:span text:style-name="T114">: Αποτυχία παράδοσης του έργου στον χρόνο που συμφωνήθηκε</text:span></text:p>
      <text:p text:style-name="Παράγραφοςλίστας"><text:span text:style-name="T115">Αντιμετώπιση</text:span><text:span text:style-name="T116">: Αφιέρωση κατάλληλου χρόνου κατά την κατάστρωση των</text:span></text:p>
      <text:p text:style-name="P117">χρονοδιαγραμμάτων για την εύρεση αστάθμητων παραγόντων και την καλύτερη</text:p>
      <text:p text:style-name="P118">χρονική εκτίμηση τους</text:p>
      <text:p text:style-name="P119"/>
      <text:list text:style-name="LFO1" text:continue-numbering="true">
        <text:list-item>
          <text:p text:style-name="P120">Αδυναμία επεκτασιμότητας ως προς τον κώδικα ή τον αριθμό χρηστών.</text:p>
        </text:list-item>
      </text:list>
      <text:p text:style-name="Παράγραφοςλίστας"><text:span text:style-name="T121">Πιθανότητα</text:span><text:span text:style-name="T122">: Μικρή</text:span></text:p>
      <text:p text:style-name="Παράγραφοςλίστας"><text:span text:style-name="T123">Κόστος</text:span><text:span text:style-name="T124">: Μικρό-Μέτριο, μια εφαρμογή που θα ξεπεραστεί ή θα έχει λίγη</text:span></text:p>
      <text:p text:style-name="P125">πελατεία, θεωρητικά θα καταφέρει να αποσβέσει ένα επαρκές ποσοστό των εξόδων, εφόσον έκανε την δουλειά της. Φυσικά αυτό εξαρτάται από το πόσο γρήγορα θα ξεπεραστεί και το πόσο λίγη θα είναι η πελατεία</text:p>
      <text:p text:style-name="Παράγραφοςλίστας"><text:span text:style-name="T126">Τρωτότητα</text:span><text:span text:style-name="T127">: Όχι ευέλικτος κώδικας που αποτρέπει την προσθήκη νέων</text:span></text:p>
      <text:p text:style-name="P128">χαρακτηριστικών ή έργο που λόγω απροσδόκητα μεγάλης πελατείας αργεί ή/και</text:p>
      <text:p text:style-name="P129">δεν μπορεί να τους εξυπηρετήσει όλους</text:p>
      <text:p text:style-name="Παράγραφοςλίστας"><text:span text:style-name="T130">Συνέπειες</text:span><text:span text:style-name="T131">: Ένα προϊόν που είτε θα ξεπεραστεί εύκολα από τους ανταγωνιστές ή</text:span></text:p>
      <text:p text:style-name="P132">θα είναι καταδικασμένο σε ελάχιστο userbase</text:p>
      <text:p text:style-name="Παράγραφοςλίστας"><text:span text:style-name="T133">Αντιμετώπιση</text:span><text:span text:style-name="T134">: Καλύτερος αρχικός σχεδιασμός που δίνει ευελιξία και</text:span></text:p>
      <text:p text:style-name="Παράγραφοςλίστας"><text:span text:style-name="T135">επεκτασιμότητα στο πρόγραμμα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 fo:line-height="106%"/>
      <style:text-properties style:font-name="Aptos Display" style:font-name-asian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 fo:line-height="106%"/>
      <style:text-properties style:font-name="Aptos Display" style:font-name-asian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 fo:line-height="106%"/>
      <style:text-properties style:font-name-asian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 fo:line-height="106%"/>
      <style:text-properties style:font-name-asian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 fo:line-height="106%"/>
      <style:text-properties style:font-name-asian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 fo:line-height="106%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 fo:line-height="106%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 fo:line-height="106%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 fo:line-height="106%"/>
      <style:text-properties style:font-name-asian="Times New Roman" fo:color="#272727" fo:hyphenate="false"/>
    </style:style>
    <style:style style:name="Βασικό" style:display-name="Βασικό" style:family="paragraph">
      <style:paragraph-properties fo:line-height="104%"/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paragraph-properties fo:line-height="106%"/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 fo:line-height="106%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line-height="106%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6%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ΤΑΚΗΣ ΙΑΚΩΒΟΣ - ΠΑΝΤΕΛΕΗΜΩΝ</meta:initial-creator>
    <dc:creator>Achilleas Nikolakopoulos</dc:creator>
    <meta:creation-date>2024-04-06T16:58:00Z</meta:creation-date>
    <dc:date>2024-04-06T16:58:00Z</dc:date>
    <meta:template xlink:href="Normal" xlink:type="simple"/>
    <meta:editing-cycles>2</meta:editing-cycles>
    <meta:editing-duration>PT0S</meta:editing-duration>
    <meta:document-statistic meta:page-count="3" meta:paragraph-count="5" meta:word-count="443" meta:character-count="2836" meta:row-count="19" meta:non-whitespace-character-count="2398"/>
  </office:meta>
</office:document-meta>
</file>